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C000002B04464BCA0625C7CC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withoutfill">
      <style:graphic-properties svg:stroke-width="0.406cm" svg:stroke-color="#000000" draw:marker-start-width="0.813cm" draw:marker-end-width="0.813cm" draw:fill="none" draw:textarea-vertical-align="middle" fo:padding-top="0.327cm" fo:padding-bottom="0.327cm" fo:padding-left="0.452cm" fo:padding-right="0.452cm"/>
    </style:style>
    <style:style style:name="gr3" style:family="graphic" style:parent-style-name="objectwithoutfill">
      <style:graphic-properties svg:stroke-width="0.406cm" svg:stroke-color="#000000" draw:marker-start-width="0.813cm" draw:marker-end-width="0.813cm" draw:fill="none" draw:textarea-vertical-align="middle" fo:padding-top="0.328cm" fo:padding-bottom="0.328cm" fo:padding-left="0.453cm" fo:padding-right="0.453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5.577cm" fo:min-width="7.672cm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8cm" svg:height="5.824cm" svg:x="2.925cm" svg:y="2.682cm">
          <draw:image xlink:href="Pictures/100000010000035C000002B04464BCA0625C7CCF.png" xlink:type="simple" xlink:show="embed" xlink:actuate="onLoad" draw:mime-type="image/png">
            <text:p/>
          </draw:image>
        </draw:frame>
        <draw:frame draw:style-name="gr1" draw:text-style-name="P1" draw:layer="layout" svg:width="7.28cm" svg:height="5.824cm" draw:transform="skewX (-8.78361234976782E-017) rotate (-0.489564855184409) translate (13.294cm 4.394cm)">
          <draw:image xlink:href="Pictures/100000010000035C000002B04464BCA0625C7CCF.png" xlink:type="simple" xlink:show="embed" xlink:actuate="onLoad" draw:mime-type="image/png">
            <text:p/>
          </draw:image>
        </draw:frame>
        <draw:line draw:style-name="gr2" draw:text-style-name="P1" draw:layer="layout" svg:x1="11.755cm" svg:y1="10.183cm" svg:x2="13.831cm" svg:y2="11.69cm">
          <text:p/>
        </draw:line>
        <draw:line draw:style-name="gr3" draw:text-style-name="P1" draw:layer="layout" svg:x1="12.19cm" svg:y1="11.756cm" svg:x2="12.827cm" svg:y2="10.885cm">
          <text:p/>
        </draw:line>
        <draw:custom-shape draw:style-name="gr4" draw:text-style-name="P1" draw:layer="layout" svg:width="8.172cm" svg:height="5.827cm" svg:x="11.219cm" svg:y="6.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058cm" svg:y1="16.111cm" svg:x2="7.134cm" svg:y2="17.618cm">
          <text:p/>
        </draw:line>
        <draw:line draw:style-name="gr3" draw:text-style-name="P1" draw:layer="layout" svg:x1="4.588cm" svg:y1="18.856cm" svg:x2="6.162cm" svg:y2="16.947cm">
          <text:p/>
        </draw:line>
        <draw:custom-shape draw:style-name="gr4" draw:text-style-name="P1" draw:layer="layout" svg:width="8.172cm" svg:height="5.827cm" svg:x="3.985cm" svg:y="13.6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04T16:03:24.534501426</meta:creation-date>
    <dc:date>2024-12-04T21:21:43.537204153</dc:date>
    <meta:editing-duration>PT1H27M26S</meta:editing-duration>
    <meta:editing-cycles>2</meta:editing-cycles>
    <meta:generator>LibreOffice/7.3.7.2$Linux_X86_64 LibreOffice_project/30$Build-2</meta:generator>
    <meta:document-statistic meta:object-count="8"/>
  </office:meta>
</office:document-meta>
</file>